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4-10-2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4-03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1-11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7-0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2-0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9-01-10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2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5-0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4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1-3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1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1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0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8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7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6-1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6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4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3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2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2-0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1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1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7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2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2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11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10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9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9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7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4-3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4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4-20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3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6104" calcext:value-type="float">
            <text:p>67.1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862104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06" meta:object-count="0"/>
    <meta:user-defined meta:name="AppVersion">3.0</meta:user-defined>
  </office:meta>
</office:document-meta>
</file>